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/>
    <style:font-face style:name="Mercury Text G 2" svg:font-family="'Mercury Text G 2', 'Mercury Text G 2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5"/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 style:list-style-name="L1">
      <style:text-properties style:font-name="Arial" fo:font-size="10pt" style:font-size-asian="10pt" style:font-size-complex="10pt"/>
    </style:style>
    <style:style style:name="P4" style:family="paragraph" style:parent-style-name="Standard" style:list-style-name="L2">
      <style:text-properties style:font-name="Arial" fo:font-size="10pt" style:font-size-asian="10pt" style:font-size-complex="10pt"/>
    </style:style>
    <style:style style:name="P5" style:family="paragraph" style:parent-style-name="Standard" style:list-style-name="L3">
      <style:text-properties style:font-name="Arial" fo:font-size="10pt" style:font-size-asian="10pt" style:font-size-complex="10pt"/>
    </style:style>
    <style:style style:name="P6" style:family="paragraph" style:parent-style-name="Standard" style:list-style-name="L4">
      <style:text-properties style:font-name="Arial" fo:font-size="10pt" style:font-size-asian="10pt" style:font-size-complex="10pt"/>
    </style:style>
    <style:style style:name="P7" style:family="paragraph" style:parent-style-name="Standard" style:list-style-name="L5">
      <style:text-properties style:font-name="Arial" fo:font-size="10pt" style:font-size-asian="10pt" style:font-size-complex="10pt"/>
    </style:style>
    <style:style style:name="P8" style:family="paragraph" style:parent-style-name="Standard" style:list-style-name="L6">
      <style:text-properties style:font-name="Arial" fo:font-size="10pt" style:font-size-asian="10pt" style:font-size-complex="10pt"/>
    </style:style>
    <style:style style:name="P9" style:family="paragraph" style:parent-style-name="Standard" style:list-style-name="L7">
      <style:text-properties style:font-name="Arial" fo:font-size="10pt" style:font-size-asian="10pt" style:font-size-complex="10pt"/>
    </style:style>
    <style:style style:name="P10" style:family="paragraph" style:parent-style-name="Standard" style:list-style-name="L8">
      <style:text-properties style:font-name="Arial" fo:font-size="10pt" style:font-size-asian="10pt" style:font-size-complex="10pt"/>
    </style:style>
    <style:style style:name="P11" style:family="paragraph" style:parent-style-name="Standard" style:list-style-name="L9">
      <style:text-properties style:font-name="Arial" fo:font-size="10pt" style:font-size-asian="10pt" style:font-size-complex="10pt"/>
    </style:style>
    <style:style style:name="P12" style:family="paragraph" style:parent-style-name="Standard" style:list-style-name="L10">
      <style:text-properties style:font-name="Arial" fo:font-size="10pt" style:font-size-asian="10pt" style:font-size-complex="10pt"/>
    </style:style>
    <style:style style:name="P13" style:family="paragraph" style:parent-style-name="Standard" style:list-style-name="L11">
      <style:text-properties style:font-name="Arial" fo:font-size="10pt" style:font-size-asian="10pt" style:font-size-complex="10pt"/>
    </style:style>
    <style:style style:name="P14" style:family="paragraph" style:parent-style-name="Standard" style:list-style-name="L12">
      <style:text-properties style:font-name="Arial" fo:font-size="10pt" style:font-size-asian="10pt" style:font-size-complex="10pt"/>
    </style:style>
    <style:style style:name="P15" style:family="paragraph" style:parent-style-name="Standard" style:list-style-name="L13">
      <style:text-properties style:font-name="Arial" fo:font-size="10pt" style:font-size-asian="10pt" style:font-size-complex="10pt"/>
    </style:style>
    <style:style style:name="P16" style:family="paragraph" style:parent-style-name="Standard" style:list-style-name="L14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Georgia" fo:font-size="11pt" style:font-name-asian="Georgia" style:font-size-asian="11pt" style:font-name-complex="Georgia" style:font-size-complex="11pt"/>
    </style:style>
    <style:style style:name="T4" style:family="text">
      <style:text-properties fo:font-size="11pt" style:font-name-asian="Georgia" style:font-size-asian="11pt" style:font-name-complex="Georgia" style:font-size-complex="11pt"/>
    </style:style>
    <style:style style:name="T5" style:family="text">
      <style:text-properties style:font-name="Arial" fo:font-size="11pt" style:font-name-asian="Georgia" style:font-size-asian="11pt" style:font-name-complex="Georgia" style:font-size-complex="11pt"/>
    </style:style>
    <style:style style:name="T6" style:family="text">
      <style:text-properties style:font-name="Arial" style:font-name-asian="Georgia" style:font-name-complex="Georgia"/>
    </style:style>
    <style:style style:name="T7" style:family="text">
      <style:text-properties style:font-name="Arial" fo:font-size="10pt" style:font-name-asian="Georgia" style:font-size-asian="10pt" style:font-name-complex="Georgia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font-name-asian="Georgia" style:font-size-asian="10pt" style:font-name-complex="Georgia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'ubiquitous computing/ situated technology</text:p>
      <text:p text:style-name="P2"/>
      <text:p text:style-name="P2">collect [gather-observe]</text:p>
      <text:p text:style-name="P2"/>
      <text:p text:style-name="P2">analyse [filter-sort-process]</text:p>
      <text:p text:style-name="P2"/>
      <text:p text:style-name="P2">propose [design-create-make]</text:p>
      <text:p text:style-name="P2"/>
      <text:p text:style-name="P2"/>
      <text:p text:style-name="P2">scale</text:p>
      <text:list xml:id="list7847216106742411131" text:style-name="L1">
        <text:list-item>
          <text:list>
            <text:list-item>
              <text:p text:style-name="P3">body</text:p>
            </text:list-item>
            <text:list-item>
              <text:p text:style-name="P3">building</text:p>
            </text:list-item>
            <text:list-item>
              <text:p text:style-name="P3">city</text:p>
            </text:list-item>
            <text:list-item>
              <text:p text:style-name="P3">environment</text:p>
            </text:list-item>
            <text:list-item>
              <text:p text:style-name="P3">networked</text:p>
            </text:list-item>
          </text:list>
        </text:list-item>
      </text:list>
      <text:p text:style-name="P2"/>
      <text:p text:style-name="P2">interaction</text:p>
      <text:list xml:id="list3201978323127184113" text:style-name="L2">
        <text:list-item>
          <text:list>
            <text:list-item>
              <text:p text:style-name="P4">linear</text:p>
            </text:list-item>
            <text:list-item>
              <text:p text:style-name="P4">feedback</text:p>
            </text:list-item>
            <text:list-item>
              <text:p text:style-name="P4">learning</text:p>
            </text:list-item>
          </text:list>
        </text:list-item>
      </text:list>
      <text:p text:style-name="P2"/>
      <text:p text:style-name="P2">manifestation – where is it situated</text:p>
      <text:list xml:id="list8556011302015460880" text:style-name="L3">
        <text:list-item>
          <text:list>
            <text:list-item>
              <text:p text:style-name="P5">physical</text:p>
            </text:list-item>
            <text:list-item>
              <text:p text:style-name="P5">virtual</text:p>
            </text:list-item>
          </text:list>
        </text:list-item>
      </text:list>
      <text:p text:style-name="P2"/>
      <text:p text:style-name="P2">time</text:p>
      <text:list xml:id="list7703931892783688557" text:style-name="L4">
        <text:list-item>
          <text:list>
            <text:list-item>
              <text:p text:style-name="P6">permanent</text:p>
            </text:list-item>
            <text:list-item>
              <text:p text:style-name="P6">temporary</text:p>
            </text:list-item>
            <text:list-item>
              <text:p text:style-name="P6">continuous</text:p>
            </text:list-item>
            <text:list-item>
              <text:p text:style-name="P6">events</text:p>
            </text:list-item>
            <text:list-item>
              <text:p text:style-name="P6"/>
            </text:list-item>
          </text:list>
        </text:list-item>
      </text:list>
      <text:p text:style-name="P2">infrastructure [communication?]</text:p>
      <text:list xml:id="list3231563040604117641" text:style-name="L5">
        <text:list-item>
          <text:list>
            <text:list-item>
              <text:p text:style-name="P7">closed</text:p>
            </text:list-item>
            <text:list-item>
              <text:p text:style-name="P7">open</text:p>
            </text:list-item>
            <text:list-item>
              <text:p text:style-name="P7">existing</text:p>
            </text:list-item>
            <text:list-item>
              <text:p text:style-name="P7">modified</text:p>
            </text:list-item>
            <text:list-item>
              <text:p text:style-name="P7">new</text:p>
            </text:list-item>
            <text:list-item>
              <text:p text:style-name="P7">public</text:p>
            </text:list-item>
            <text:list-item>
              <text:p text:style-name="P7">private</text:p>
            </text:list-item>
            <text:list-item>
              <text:p text:style-name="P7">independent</text:p>
            </text:list-item>
          </text:list>
        </text:list-item>
      </text:list>
      <text:list xml:id="list38208422" text:continue-list="list8556011302015460880" text:style-name="L3">
        <text:list-item>
          <text:list>
            <text:list-header>
              <text:p text:style-name="P5"/>
            </text:list-header>
          </text:list>
        </text:list-item>
      </text:list>
      <text:p text:style-name="P2">customisation [software]</text:p>
      <text:list xml:id="list7843495244782144954" text:style-name="L6">
        <text:list-item>
          <text:list>
            <text:list-item>
              <text:p text:style-name="P8">existing tools</text:p>
            </text:list-item>
            <text:list-item>
              <text:p text:style-name="P8">scripting routines</text:p>
            </text:list-item>
            <text:list-item>
              <text:p text:style-name="P8">scripting with GUI</text:p>
            </text:list-item>
            <text:list-item>
              <text:p text:style-name="P8">custom software</text:p>
            </text:list-item>
            <text:list-item>
              <text:p text:style-name="P8">new libraries</text:p>
            </text:list-item>
            <text:list-item>
              <text:p text:style-name="P8">new programming language</text:p>
              <text:p text:style-name="P8"/>
            </text:list-item>
          </text:list>
        </text:list-item>
      </text:list>
      <text:p text:style-name="P2">customisation [hardware]</text:p>
      <text:list xml:id="list8607965610757627567" text:style-name="L7">
        <text:list-item>
          <text:list>
            <text:list-item>
              <text:p text:style-name="P9">connecting existing devices</text:p>
            </text:list-item>
            <text:list-item>
              <text:p text:style-name="P9">modifying existing devices</text:p>
            </text:list-item>
            <text:list-item>
              <text:p text:style-name="P9">building new devices</text:p>
            </text:list-item>
          </text:list>
        </text:list-item>
      </text:list>
      <text:p text:style-name="P2">control</text:p>
      <text:list xml:id="list732862001611648335" text:style-name="L8">
        <text:list-item>
          <text:p text:style-name="P10"><text:soft-page-break/>user</text:p>
        </text:list-item>
        <text:list-item>
          <text:p text:style-name="P10">designer</text:p>
        </text:list-item>
        <text:list-item>
          <text:p text:style-name="P10">computer [?]</text:p>
        </text:list-item>
      </text:list>
      <text:p text:style-name="P2">method</text:p>
      <text:list xml:id="list7413887731546861451" text:style-name="L9">
        <text:list-item>
          <text:list>
            <text:list-item>
              <text:p text:style-name="P11">iteration</text:p>
            </text:list-item>
            <text:list-item>
              <text:p text:style-name="P11">automation</text:p>
            </text:list-item>
          </text:list>
        </text:list-item>
      </text:list>
      <text:p text:style-name="P2">cybernetic</text:p>
      <text:list xml:id="list5996629986342073395" text:style-name="L10">
        <text:list-item>
          <text:list>
            <text:list-item>
              <text:p text:style-name="P12">cyborg ????</text:p>
            </text:list-item>
          </text:list>
        </text:list-item>
      </text:list>
      <text:p text:style-name="P2"/>
      <text:p text:style-name="P2">narrative and play</text:p>
      <text:list xml:id="list4080476032874834740" text:style-name="L11">
        <text:list-item>
          <text:list>
            <text:list-item>
              <text:p text:style-name="P13">linear</text:p>
            </text:list-item>
            <text:list-item>
              <text:p text:style-name="P13">emergent</text:p>
            </text:list-item>
          </text:list>
        </text:list-item>
      </text:list>
      <text:p text:style-name="P2"/>
      <text:p text:style-name="P2">SPATIAL AGENCY</text:p>
      <text:p text:style-name="P2"/>
      <text:p text:style-name="P2">How?</text:p>
      <text:list xml:id="list1512074207633392023" text:style-name="L12">
        <text:list-item>
          <text:list>
            <text:list-item>
              <text:p text:style-name="P14">appropriation</text:p>
            </text:list-item>
            <text:list-item>
              <text:p text:style-name="P14">dissemination</text:p>
            </text:list-item>
            <text:list-item>
              <text:p text:style-name="P14">empowerment</text:p>
            </text:list-item>
            <text:list-item>
              <text:p text:style-name="P14">networking</text:p>
            </text:list-item>
            <text:list-item>
              <text:p text:style-name="P14">subversion</text:p>
            </text:list-item>
          </text:list>
        </text:list-item>
      </text:list>
      <text:p text:style-name="P2"/>
      <text:p text:style-name="P2">Why?</text:p>
      <text:list xml:id="list6324873411876115399" text:style-name="L13">
        <text:list-item>
          <text:list>
            <text:list-item>
              <text:p text:style-name="P15">ecological</text:p>
            </text:list-item>
            <text:list-item>
              <text:p text:style-name="P15">political</text:p>
            </text:list-item>
            <text:list-item>
              <text:p text:style-name="P15">professional</text:p>
            </text:list-item>
            <text:list-item>
              <text:p text:style-name="P15">humanitarian</text:p>
            </text:list-item>
            <text:list-item>
              <text:p text:style-name="P15">pedagological</text:p>
            </text:list-item>
          </text:list>
        </text:list-item>
      </text:list>
      <text:p text:style-name="P2"/>
      <text:p text:style-name="P2">Where?</text:p>
      <text:list xml:id="list8386187180698642772" text:style-name="L14">
        <text:list-item>
          <text:list>
            <text:list-item>
              <text:p text:style-name="P16">knowledge</text:p>
            </text:list-item>
            <text:list-item>
              <text:p text:style-name="P16">physical structure</text:p>
            </text:list-item>
            <text:list-item>
              <text:p text:style-name="P16">social relations </text:p>
            </text:list-item>
            <text:list-item>
              <text:p text:style-name="P16">organisational structures</text:p>
            </text:list-item>
          </text:list>
        </text:list-item>
      </text:list>
      <text:p text:style-name="P2"/>
      <text:p text:style-name="P2"/>
      <text:p text:style-name="P2">reactive responsive</text:p>
      <text:p text:style-name="P2">synchronic-asnychronic</text:p>
      <text:p text:style-name="P2"/>
      <text:p text:style-name="Standard"><text:span text:style-name="A1"><text:span text:style-name="T2">“read/write” urbanism </text:span></text:span></text:p>
      <text:list xml:id="list5888694132299116841" text:style-name="L15">
        <text:list-item>
          <text:list>
            <text:list-item>
              <text:p text:style-name="P1"><text:span text:style-name="A1"><text:span text:style-name="T2">read</text:span></text:span></text:p>
            </text:list-item>
            <text:list-item>
              <text:p text:style-name="P1"><text:span text:style-name="A1"><text:span text:style-name="T2">write</text:span></text:span></text:p>
            </text:list-item>
            <text:list-item>
              <text:p text:style-name="P1"><text:span text:style-name="A1"><text:span text:style-name="T2">read/write</text:span></text:span></text:p>
            </text:list-item>
            <text:list-item>
              <text:p text:style-name="P1"><text:span text:style-name="A1"><text:span text:style-name="T2"/></text:span></text:p>
            </text:list-item>
          </text:list>
        </text:list-item>
      </text:list>
      <text:p text:style-name="Standard"><text:span text:style-name="A1"><text:span text:style-name="T2">virtual/ material</text:span></text:span></text:p>
      <text:p text:style-name="Standard"><text:span text:style-name="A1"><text:span text:style-name="T2"/></text:span></text:p>
      <text:p text:style-name="Standard"><text:span text:style-name="A1"><text:span text:style-name="T2">disposable/ provisional/ volatile</text:span></text:span></text:p>
      <text:p text:style-name="Standard"><text:span text:style-name="A1"><text:span text:style-name="T2"/></text:span></text:p>
      <text:p text:style-name="Standard"><text:span text:style-name="A1"><text:span text:style-name="T7">Dematerializing / Rematerializing</text:span>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Georgia" svg:font-family="Georgia" style:font-family-generic="roman"/>
    <style:font-face style:name="Mercury Text G 2" svg:font-family="'Mercury Text G 2', 'Mercury Text G 2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a0" style:family="paragraph" style:parent-style-name="Standard" style:next-style-name="Standard">
      <style:paragraph-properties style:line-height-at-least="0.425cm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1" style:family="tex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l</meta:initial-creator>
    <meta:creation-date>2012-10-31T15:53:51.86</meta:creation-date>
    <dc:date>2012-11-06T18:06:47.41</dc:date>
    <dc:creator>p l</dc:creator>
    <meta:editing-duration>PT1H51M29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81" meta:word-count="181" meta:character-count="1133"/>
  </office:meta>
</office:document-meta>
</file>